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3, 1895</text:p>
      <text:p text:style-name="P5">Month<text:tab/><text:tab/><text:tab/><text:tab/><text:tab/><text:tab/>August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546 N. Fifth St.,/</text:p>
      <text:p text:style-name="P2">Philadelphia, Pa./</text:p>
      <text:p text:style-name="P3">Honorable Joseph Blumenthal,/</text:p>
      <text:p text:style-name="P3"><text:tab/>I have just written to the gentleman from/ Orange, N. J. inquiring as to the manner in which the Divine/ Services are rendered. <text:s/>I notice that Wittenborg was asked/ to preach this morning in N.H. <text:s/>I hope that he left a pleasant/ impression and that he may stand the chance of an election..[sic!]/ <text:s/>While Mr. David Solis Cohen, was here, I inquired whether/ an opening could be found in Portland, Oregon for Wittenberg./ <text:s/>He thought that it might and promised to let me know. <text:s/>If I/ do not receive an answer soon, I shall write. <text:s/>David Levin, sub-/mitted to my revision a thoughtful address, which I hope he/ delivered this morning in the Baltimore Orphan Asylum, with the/ success it deserves. <text:s/>I wish that he were 4 or 5 years older./ <text:s/>It was to my disappointment that official duties and other/ causes prevented my attending at an earlier date to the request/ of yourself and Mr. Max Cohen. <text:s/>I will try my utmost to go over/ to N.Y. in the latter part of the coming week. <text:s/>I shall notify/ Mr. Cohen in time, and Mr. Morris and Mr. Chasan, so as to/ have the students present and the applicants for admission./ <text:s/>One day this <text:soft-page-break/>week, I received a letter from Mr. Speaker, in/ which he states that by the direction of his physician, he was obliged/ to remain in the country longer than he had contemplated. <text:s/>Not/ knowing where to address you, he asked the permission of a longer/ absence--the the[sic!] 15th inst. <text:s/>I advised that he should write to/ Mr. Cohen, and also to Dr. Joffe' who may feel disappointed at/ being obliged to remain in the city, when he arranged to leave/ it at the beginning of the present month./</text:p>
      <text:p text:style-name="P3"><text:tab/>Trusting that you are well, I am/ Yours truly,/ S. Morais./</text:p>
      <text:p text:style-name="P3">Saturday night, August 3rd, '95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2:33:40.50</meta:creation-date>
    <dc:date>2012-01-03T12:52:16.88</dc:date>
    <dc:creator>Penn Libraries</dc:creator>
    <meta:editing-duration>PT00H02M4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6" meta:word-count="482" meta:character-count="3047"/>
  </office:meta>
</office:document-meta>
</file>